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29cm" fo:min-width="2.279cm"/>
    </style:style>
    <style:style style:name="gr2" style:family="graphic" style:parent-style-name="standard">
      <style:graphic-properties draw:textarea-horizontal-align="justify" draw:textarea-vertical-align="middle" draw:auto-grow-height="false" fo:min-height="1.719cm" fo:min-width="1.469cm"/>
    </style:style>
    <style:style style:name="gr3" style:family="graphic" style:parent-style-name="standard">
      <style:graphic-properties draw:textarea-horizontal-align="justify" draw:textarea-vertical-align="middle" draw:auto-grow-height="false" fo:min-height="3.687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3.397cm" fo:min-width="4.204cm"/>
    </style:style>
    <style:style style:name="gr5" style:family="graphic" style:parent-style-name="standard">
      <style:graphic-properties draw:textarea-horizontal-align="justify" draw:textarea-vertical-align="middle" draw:auto-grow-height="false" fo:min-height="3.688cm" fo:min-width="3.386cm"/>
    </style:style>
    <style:style style:name="gr6" style:family="graphic" style:parent-style-name="standard">
      <style:graphic-properties draw:textarea-horizontal-align="justify" draw:textarea-vertical-align="middle" draw:auto-grow-height="false" fo:min-height="2.535cm" fo:min-width="2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76cm"/>
    </style:style>
    <style:style style:name="gr9" style:family="graphic" style:parent-style-name="standard">
      <style:graphic-properties draw:textarea-horizontal-align="justify" draw:textarea-vertical-align="middle" draw:auto-grow-height="false" fo:min-height="3.688cm" fo:min-width="7.9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3.937cm" svg:x="2.144cm" svg:y="2.39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3.937cm" svg:height="3.937cm" svg:x="6.589cm" svg:y="2.397cm">
          <text:p text:style-name="P1"><text:span text:style-name="T2">i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layer="layout" svg:width="5.08cm" svg:height="3.937cm" svg:x="10.907cm" svg:y="2.397cm">
          <text:p text:style-name="P1"><text:span text:style-name="T1">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08cm" svg:height="3.937cm" svg:x="16.876cm" svg:y="2.397cm">
          <text:p text:style-name="P1"><text:span text:style-name="T1">Funk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5.08cm" svg:height="3.937cm" svg:x="23.099cm" svg:y="2.397cm">
          <text:p text:style-name="P1"><text:span text:style-name="T2">Funktion andere klass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" draw:layer="layout" svg:width="3.937cm" svg:height="3.937cm" svg:x="2.144cm" svg:y="8.62cm">
          <text:p text:style-name="P1"><text:span text:style-name="T1">ende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4" draw:layer="layout" svg:width="1.162cm" svg:height="0.721cm" svg:x="6.716cm" svg:y="7.264cm">
          <draw:text-box>
            <text:p><text:span text:style-name="T2">ye</text:span><text:span text:style-name="T2">s</text:span></text:p>
          </draw:text-box>
        </draw:frame>
        <draw:frame draw:style-name="gr8" draw:text-style-name="P4" draw:layer="layout" svg:width="0.976cm" svg:height="0.721cm" svg:x="9.804cm" svg:y="7.01cm">
          <draw:text-box>
            <text:p><text:span text:style-name="T2">no</text:span></text:p>
          </draw:text-box>
        </draw:frame>
        <draw:custom-shape draw:style-name="gr9" draw:text-style-name="P3" draw:layer="layout" svg:width="11.049cm" svg:height="3.937cm" draw:transform="skewX (-0.000523598775598299) rotate (-0.000523598775597623) translate (10.907cm 10.652cm)">
          <text:p text:style-name="P1"><text:span text:style-name="T2">#cmd</text:span><text:span text:style-name="T2"><text:line-break/></text:span><text:span text:style-name="T2">cmd.replay_to_message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Default">
        <draw:custom-shape draw:style-name="gr4" draw:text-style-name="P2" draw:layer="layout" svg:width="5.08cm" svg:height="3.937cm" svg:x="1.508cm" svg:y="1.381cm">
          <text:p text:style-name="P1"><text:span text:style-name="T1">split_msg(msg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457cm" svg:height="0.954cm" svg:x="13.954cm" svg:y="0.046cm">
          <draw:text-box>
            <text:p>general.py</text:p>
          </draw:text-box>
        </draw:frame>
        <draw:custom-shape draw:style-name="gr4" draw:text-style-name="P2" draw:layer="layout" svg:width="5.08cm" svg:height="3.937cm" svg:x="1.508cm" svg:y="6.969cm">
          <text:p text:style-name="P1"><text:span text:style-name="T1">load_module(name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5.08cm" svg:height="3.937cm" svg:x="1.508cm" svg:y="12.43cm">
          <text:p text:style-name="P1"><text:span text:style-name="T1">debug(</text:span><text:span text:style-name="T1">msg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2:16:22.268227746</meta:creation-date>
    <dc:date>2017-09-12T00:33:52.836606575</dc:date>
    <meta:editing-duration>PT26M15S</meta:editing-duration>
    <meta:editing-cycles>3</meta:editing-cycles>
    <meta:generator>LibreOffice/5.3.1.2$Linux_X86_64 LibreOffice_project/30m0$Build-2</meta:generator>
    <meta:document-statistic meta:object-count="13"/>
  </office:meta>
</office:document-meta>
</file>